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2e0e" officeooo:paragraph-rsid="00132e0e" style:font-weight-asian="bold" style:font-weight-complex="bold"/>
    </style:style>
    <style:style style:name="P2" style:family="paragraph" style:parent-style-name="Standard">
      <style:text-properties fo:font-weight="bold" officeooo:rsid="00146f18" officeooo:paragraph-rsid="00146f18" style:font-weight-asian="bold" style:font-weight-complex="bold"/>
    </style:style>
    <style:style style:name="P3" style:family="paragraph" style:parent-style-name="Standard">
      <style:text-properties fo:font-style="italic" fo:font-weight="bold" officeooo:rsid="00132e0e" officeooo:paragraph-rsid="00132e0e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bold" officeooo:rsid="00132e0e" officeooo:paragraph-rsid="00132e0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32e0e" officeooo:paragraph-rsid="001506d0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146f18" officeooo:paragraph-rsid="00146f18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46f18" officeooo:paragraph-rsid="001506d0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506d0" officeooo:paragraph-rsid="001506d0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weight="normal" officeooo:rsid="00146f18" officeooo:paragraph-rsid="00146f18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132e0e" officeooo:paragraph-rsid="00132e0e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32e0e" officeooo:paragraph-rsid="001506d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32e0e" officeooo:paragraph-rsid="0015a318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46f18" officeooo:paragraph-rsid="00146f18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506d0" officeooo:paragraph-rsid="001506d0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15a318" officeooo:paragraph-rsid="0015a318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normal" fo:font-weight="normal" officeooo:rsid="00132e0e" officeooo:paragraph-rsid="00132e0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32e0e" officeooo:paragraph-rsid="001506d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506d0" officeooo:paragraph-rsid="001506d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46f18" officeooo:paragraph-rsid="00146f1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46f18" officeooo:paragraph-rsid="001506d0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6f18" style:font-weight-asian="normal" style:font-weight-complex="normal"/>
    </style:style>
    <style:style style:name="T3" style:family="text">
      <style:text-properties fo:font-weight="normal" officeooo:rsid="0015a318" style:font-weight-asian="normal" style:font-weight-complex="normal"/>
    </style:style>
    <style:style style:name="T4" style:family="text">
      <style:text-properties fo:font-weight="normal" officeooo:rsid="00176e0d" style:font-weight-asian="normal" style:font-weight-complex="normal"/>
    </style:style>
    <style:style style:name="T5" style:family="text">
      <style:text-properties officeooo:rsid="001506d0"/>
    </style:style>
    <style:style style:name="T6" style:family="text">
      <style:text-properties officeooo:rsid="0015a3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T1<text:span text:style-name="T1"><text:tab/><text:tab/><text:tab/><text:tab/>Battery holder, 2x AA<text:tab/><text:tab/><text:tab/>BC2AAPC-ND</text:span></text:p>
      <text:p text:style-name="P15">Included separately</text:p>
      <text:p text:style-name="P9"/>
      <text:p text:style-name="P9"/>
      <text:p text:style-name="P1">C1, C2, C4<text:span text:style-name="T1"><text:tab/><text:tab/><text:tab/>Cap, Tantalum, 4.7µF [0805]<text:tab/><text:tab/>478-8125-1-ND</text:span></text:p>
      <text:p text:style-name="P10">Polarized (match PCB mark to part mark)</text:p>
      <text:p text:style-name="P10"/>
      <text:p text:style-name="P10"/>
      <text:p text:style-name="P4">C3, C5, C6<text:span text:style-name="T1"><text:tab/><text:tab/><text:tab/>Cap, Ceramic, 1.5nF [0805]<text:tab/><text:tab/>1276-1794-1-ND</text:span></text:p>
      <text:p text:style-name="P16"/>
      <text:p text:style-name="P16"/>
      <text:p text:style-name="P16"/>
      <text:p text:style-name="P4">C7, C8, C11, C12, C13<text:span text:style-name="T1"><text:tab/>Cap, Ceramic, 2.2µF [0805]<text:tab/><text:tab/>587-1293-1-ND</text:span></text:p>
      <text:p text:style-name="P16"/>
      <text:p text:style-name="P16"/>
      <text:p text:style-name="P16"/>
      <text:p text:style-name="P8">C9, C10<text:span text:style-name="T1"><text:tab/><text:tab/><text:tab/>Cap, Ceramic, 22µF, [1206]<text:tab/><text:tab/>399-8183-1-ND</text:span></text:p>
      <text:p text:style-name="P18"/>
      <text:p text:style-name="P18"/>
      <text:p text:style-name="P18"/>
      <text:p text:style-name="P8">D1, D2<text:span text:style-name="T1"><text:tab/><text:tab/><text:tab/><text:tab/>Diode, Schottky, 1A<text:tab/><text:tab/><text:tab/>SS12-E3/61TGICT-ND</text:span></text:p>
      <text:p text:style-name="P12">Polarized (match PCB mark to part mark)</text:p>
      <text:p text:style-name="P18"/>
      <text:p text:style-name="P18"/>
      <text:p text:style-name="P4">D3<text:span text:style-name="T1"><text:tab/><text:tab/><text:tab/><text:tab/>Diode, dual Schottky<text:tab/><text:tab/><text:tab/>BAT54SFSCT-ND</text:span></text:p>
      <text:p text:style-name="P10"/>
      <text:p text:style-name="P16"/>
      <text:p text:style-name="P16"/>
      <text:p text:style-name="P4">DS1, DS2, DS3<text:span text:style-name="T1"><text:tab/><text:tab/>LED, red<text:tab/><text:tab/><text:tab/><text:tab/>SML-D12U1WT86CT-ND</text:span></text:p>
      <text:p text:style-name="P3"><text:span text:style-name="T1">Polarized (match </text:span><text:span text:style-name="T2">diode symbol on PCB to symbol on back of part)</text:span></text:p>
      <text:p text:style-name="P16"/>
      <text:p text:style-name="P16"/>
      <text:p text:style-name="P6">J3<text:span text:style-name="T1"><text:tab/><text:tab/><text:tab/><text:tab/>3.5mm mono phone jack<text:tab/><text:tab/>CP-3523MJCT-ND</text:span></text:p>
      <text:p text:style-name="P13">Connector for headphones</text:p>
      <text:p text:style-name="P19"/>
      <text:p text:style-name="P19"/>
      <text:p text:style-name="P6">J4<text:span text:style-name="T1"><text:tab/><text:tab/><text:tab/><text:tab/>2.5mm mono phone jack<text:tab/><text:tab/>CP-2523MJCT-ND</text:span></text:p>
      <text:p text:style-name="P13">Connector for magnetic loop probe</text:p>
      <text:p text:style-name="P13"/>
      <text:p text:style-name="P13"/>
      <text:p text:style-name="P8">J4(p)<text:span text:style-name="T1"><text:tab/><text:tab/><text:tab/><text:tab/>2.5mm mono phone plug<text:tab/><text:tab/>CP3-1004-ND</text:span></text:p>
      <text:p text:style-name="P14">Connector for magnetic loop probe - see probe construction guide</text:p>
      <text:p text:style-name="P14"/>
      <text:p text:style-name="P14"/>
      <text:p text:style-name="P6">L1<text:span text:style-name="T1"><text:tab/><text:tab/><text:tab/><text:tab/>100uH inductor<text:tab/><text:tab/><text:tab/>RLB0914-101KL-ND</text:span></text:p>
      <text:p text:style-name="P19"/>
      <text:p text:style-name="P19"/>
      <text:p text:style-name="P19"/>
      <text:p text:style-name="P19"/>
      <text:p text:style-name="P4"><text:soft-page-break/>Q1, Q3<text:tab/><text:tab/><text:tab/><text:span text:style-name="T1">P-channel MOSFET, 3.7A<text:tab/><text:tab/>IRLML6402PBFCT-ND</text:span></text:p>
      <text:p text:style-name="P16"/>
      <text:p text:style-name="P16"/>
      <text:p text:style-name="P16"/>
      <text:p text:style-name="P4">Q2<text:span text:style-name="T1"><text:tab/><text:tab/><text:tab/><text:tab/>Low threshold N-channel MOSFET<text:tab/>FDV301NCT-ND</text:span></text:p>
      <text:p text:style-name="P16"/>
      <text:p text:style-name="P16"/>
      <text:p text:style-name="P16"/>
      <text:p text:style-name="P6">R1, R10, R11, R15<text:span text:style-name="T1"><text:tab/><text:tab/>Res, 15 ohm 5% [0805]<text:tab/><text:tab/>RMCF0805JT15R0CT-ND</text:span></text:p>
      <text:p text:style-name="P19"/>
      <text:p text:style-name="P19"/>
      <text:p text:style-name="P19"/>
      <text:p text:style-name="P8">R2, R8<text:span text:style-name="T1"><text:tab/><text:tab/><text:tab/><text:tab/>Res, 100 ohm, 1%, [0805]<text:tab/><text:tab/>311-100CRCT-ND</text:span></text:p>
      <text:p text:style-name="P18"/>
      <text:p text:style-name="P18"/>
      <text:p text:style-name="P18"/>
      <text:p text:style-name="P6">R3, <text:span text:style-name="T6">R6, R7, </text:span>R<text:span text:style-name="T5">9</text:span>, <text:span text:style-name="T6">R12, R16</text:span><text:span text:style-name="T1"><text:tab/>Res, 10k ohm, 1%, [0805]<text:tab/><text:tab/>311-10.0KCRCT-ND</text:span></text:p>
      <text:p text:style-name="P19"/>
      <text:p text:style-name="P19"/>
      <text:p text:style-name="P19"/>
      <text:p text:style-name="P6">R4<text:span text:style-name="T1"><text:tab/><text:tab/><text:tab/><text:tab/>Res, 1 ohm 5% [1206]<text:tab/><text:tab/>1276-5843-1-ND</text:span></text:p>
      <text:p text:style-name="P19"/>
      <text:p text:style-name="P19"/>
      <text:p text:style-name="P19"/>
      <text:p text:style-name="P6">R5, <text:span text:style-name="T5">R13</text:span><text:span text:style-name="T1"><text:tab/><text:tab/><text:tab/>Res, 1k ohm, 1% [0805]<text:tab/><text:tab/>311-1.00KCRCT-ND</text:span></text:p>
      <text:p text:style-name="P19"/>
      <text:p text:style-name="P19"/>
      <text:p text:style-name="P19"/>
      <text:p text:style-name="P8">R14: DO NOT POPULATE</text:p>
      <text:p text:style-name="P8"/>
      <text:p text:style-name="P6">RV1<text:span text:style-name="T1"><text:tab/><text:tab/><text:tab/><text:tab/>Pot, 100k ohm<text:tab/><text:tab/><text:tab/><text:tab/>3352T-104LF-ND</text:span></text:p>
      <text:p text:style-name="P15">Leads bent for packing; bend back gently</text:p>
      <text:p text:style-name="P19"/>
      <text:p text:style-name="P19"/>
      <text:p text:style-name="P8">SW1, SW2<text:span text:style-name="T1"><text:tab/><text:tab/><text:tab/>Switch, tactile<text:tab/><text:tab/><text:tab/><text:tab/>450-1140-ND</text:span></text:p>
      <text:p text:style-name="P18"/>
      <text:p text:style-name="P18"/>
      <text:p text:style-name="P18"/>
      <text:p text:style-name="P5">U1<text:span text:style-name="T1"><text:tab/><text:tab/><text:tab/><text:tab/>Microcontroller, XMEGA </text:span><text:span text:style-name="T4">(AVR)</text:span><text:span text:style-name="T1"><text:tab/>ATXMEGA32E5-AU-ND</text:span></text:p>
      <text:p text:style-name="P11">Flashed with bootloader https://github.com/alexforencich/xboot</text:p>
      <text:p text:style-name="P17"/>
      <text:p text:style-name="P17"/>
      <text:p text:style-name="P5">U2<text:span text:style-name="T1"><text:tab/><text:tab/><text:tab/><text:tab/>Dual op-amp, low noise OPA1662<text:tab/>296-36692-1-ND</text:span></text:p>
      <text:p text:style-name="P17"/>
      <text:p text:style-name="P17"/>
      <text:p text:style-name="P17"/>
      <text:p text:style-name="P7">U3<text:span text:style-name="T1"><text:tab/><text:tab/><text:tab/><text:tab/>Dual logic inverter, 74</text:span><text:span text:style-name="T3">HC</text:span><text:span text:style-name="T1">04<text:tab/><text:tab/>1727-6914-1-ND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2:10:11.571588219</meta:creation-date>
    <dc:date>2017-09-13T21:06:35.985882370</dc:date>
    <meta:editing-duration>PT3H29M46S</meta:editing-duration>
    <meta:editing-cycles>4</meta:editing-cycles>
    <meta:generator>LibreOffice/5.4.0.3$Linux_X86_64 LibreOffice_project/40m0$Build-3</meta:generator>
    <meta:document-statistic meta:table-count="0" meta:image-count="0" meta:object-count="0" meta:page-count="2" meta:paragraph-count="34" meta:word-count="224" meta:character-count="1573" meta:non-whitespace-character-count="1296"/>
  </office:meta>
</office:document-meta>
</file>